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13.388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DejaVu Sans" fo:font-size="14pt" officeooo:rsid="000a1273" officeooo:paragraph-rsid="000a1273" style:font-size-asian="14pt" style:font-size-complex="14pt"/>
    </style:style>
    <style:style style:name="P2" style:family="paragraph" style:parent-style-name="Standard">
      <style:text-properties style:font-name="DejaVu Sans" fo:font-size="14pt" officeooo:rsid="000abcc5" officeooo:paragraph-rsid="000abcc5" style:font-size-asian="14pt" style:font-size-complex="14pt"/>
    </style:style>
    <style:style style:name="P3" style:family="paragraph" style:parent-style-name="Standard">
      <style:text-properties style:font-name="DejaVu Sans" fo:font-size="14pt" officeooo:rsid="000abcc5" officeooo:paragraph-rsid="000e070c" style:font-size-asian="14pt" style:font-size-complex="14pt"/>
    </style:style>
    <style:style style:name="P4" style:family="paragraph" style:parent-style-name="Standard">
      <style:text-properties style:font-name="DejaVu Sans" fo:font-size="14pt" officeooo:rsid="000c93e9" officeooo:paragraph-rsid="000c93e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officeooo:rsid="000c93e9" officeooo:paragraph-rsid="000c93e9" style:font-size-asian="14pt" style:font-size-complex="14pt"/>
    </style:style>
    <style:style style:name="P6" style:family="paragraph" style:parent-style-name="Standard">
      <style:text-properties style:font-name="DejaVu Sans" fo:font-size="14pt" officeooo:rsid="000df54d" officeooo:paragraph-rsid="000df54d" style:font-size-asian="14pt" style:font-size-complex="14pt"/>
    </style:style>
    <style:style style:name="P7" style:family="paragraph" style:parent-style-name="Standard">
      <style:text-properties style:font-name="DejaVu Sans" fo:font-size="14pt" officeooo:rsid="000e070c" officeooo:paragraph-rsid="000e070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officeooo:rsid="000e070c" officeooo:paragraph-rsid="000e070c" style:font-size-asian="14pt" style:font-size-complex="14pt"/>
    </style:style>
    <style:style style:name="P9" style:family="paragraph" style:parent-style-name="Standard">
      <style:text-properties style:font-name="DejaVu Sans" fo:font-size="14pt" officeooo:rsid="000feb8b" officeooo:paragraph-rsid="000feb8b" style:font-size-asian="14pt" style:font-size-complex="14pt"/>
    </style:style>
    <style:style style:name="P10" style:family="paragraph" style:parent-style-name="Standard" style:list-style-name="L1">
      <style:text-properties style:font-name="DejaVu Sans" fo:font-size="14pt" officeooo:rsid="000feb8b" officeooo:paragraph-rsid="000feb8b" style:font-size-asian="14pt" style:font-size-complex="14pt"/>
    </style:style>
    <style:style style:name="P11" style:family="paragraph" style:parent-style-name="Standard">
      <style:text-properties style:font-name="DejaVu Sans" fo:font-size="14pt" officeooo:rsid="0010f9b8" officeooo:paragraph-rsid="0010f9b8" style:font-size-asian="14pt" style:font-size-complex="14pt"/>
    </style:style>
    <style:style style:name="P12" style:family="paragraph" style:parent-style-name="Standard">
      <style:text-properties style:font-name="DejaVu Sans" fo:font-size="14pt" officeooo:rsid="001287b3" officeooo:paragraph-rsid="001287b3" style:font-size-asian="14pt" style:font-size-complex="14pt"/>
    </style:style>
    <style:style style:name="P13" style:family="paragraph" style:parent-style-name="Standard">
      <style:text-properties style:font-name="DejaVu Sans" fo:font-size="14pt" officeooo:rsid="001aca86" officeooo:paragraph-rsid="001aca86" style:font-size-asian="14pt" style:font-size-complex="14pt"/>
    </style:style>
    <style:style style:name="P14" style:family="paragraph" style:parent-style-name="Standard">
      <style:text-properties style:font-name="DejaVu Sans" fo:font-size="14pt" officeooo:rsid="001b85db" officeooo:paragraph-rsid="001b85db" style:font-size-asian="14pt" style:font-size-complex="14pt"/>
    </style:style>
    <style:style style:name="P15" style:family="paragraph" style:parent-style-name="Standard">
      <style:text-properties style:font-name="DejaVu Sans" fo:font-size="14pt" style:text-underline-style="solid" style:text-underline-width="auto" style:text-underline-color="font-color" fo:font-weight="bold" officeooo:rsid="000a1273" officeooo:paragraph-rsid="000a1273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DejaVu Sans" fo:font-size="14pt" style:text-underline-style="solid" style:text-underline-width="auto" style:text-underline-color="font-color" fo:font-weight="bold" officeooo:rsid="001287b3" officeooo:paragraph-rsid="001287b3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DejaVu Sans" fo:font-size="14pt" style:text-underline-style="solid" style:text-underline-width="auto" style:text-underline-color="font-color" fo:font-weight="bold" officeooo:rsid="000feb8b" officeooo:paragraph-rsid="000feb8b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DejaVu Sans" fo:font-size="14pt" style:text-underline-style="solid" style:text-underline-width="auto" style:text-underline-color="font-color" officeooo:rsid="000feb8b" officeooo:paragraph-rsid="000feb8b" style:font-size-asian="14pt" style:font-size-complex="14pt"/>
    </style:style>
    <style:style style:name="P19" style:family="paragraph" style:parent-style-name="Standard">
      <style:text-properties style:font-name="DejaVu Sans" fo:font-size="14pt" fo:font-style="italic" officeooo:rsid="0010f9b8" officeooo:paragraph-rsid="0010f9b8" style:font-size-asian="14pt" style:font-style-asian="italic" style:font-size-complex="14pt" style:font-style-complex="italic"/>
    </style:style>
    <style:style style:name="P20" style:family="paragraph" style:parent-style-name="Standard">
      <style:text-properties style:font-name="DejaVu Sans" fo:font-size="14pt" fo:font-style="italic" officeooo:rsid="000feb8b" officeooo:paragraph-rsid="000feb8b" style:font-size-asian="14pt" style:font-style-asian="italic" style:font-size-complex="14pt" style:font-style-complex="italic"/>
    </style:style>
    <style:style style:name="P21" style:family="paragraph" style:parent-style-name="Standard">
      <style:text-properties style:font-name="DejaVu Sans" fo:font-size="14pt" fo:font-style="italic" officeooo:rsid="000e070c" officeooo:paragraph-rsid="000e070c" style:font-size-asian="14pt" style:font-style-asian="italic" style:font-size-complex="14pt" style:font-style-complex="italic"/>
    </style:style>
    <style:style style:name="P22" style:family="paragraph" style:parent-style-name="Standard">
      <style:text-properties style:font-name="DejaVu Sans" fo:font-size="14pt" style:text-underline-style="none" fo:font-weight="normal" officeooo:rsid="001287b3" officeooo:paragraph-rsid="001287b3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DejaVu Sans" fo:font-size="14pt" style:text-underline-style="none" fo:font-weight="normal" officeooo:rsid="0013ece4" officeooo:paragraph-rsid="0013ece4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DejaVu Sans" fo:font-size="14pt" style:text-underline-style="none" fo:font-weight="normal" officeooo:rsid="001cbf1c" officeooo:paragraph-rsid="001cbf1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break-before="page"/>
      <style:text-properties style:font-name="DejaVu Sans" fo:font-size="14pt" style:text-underline-style="solid" style:text-underline-width="auto" style:text-underline-color="font-color" fo:font-weight="bold" officeooo:rsid="000feb8b" officeooo:paragraph-rsid="000feb8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break-before="page"/>
      <style:text-properties style:font-name="DejaVu Sans" fo:font-size="14pt" style:text-underline-style="solid" style:text-underline-width="auto" style:text-underline-color="font-color" fo:font-weight="bold" officeooo:rsid="001287b3" officeooo:paragraph-rsid="001287b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DejaVu Sans" fo:font-size="14pt" fo:font-style="italic" officeooo:rsid="0010f9b8" officeooo:paragraph-rsid="0010f9b8" style:font-size-asian="14pt" style:font-style-asian="italic" style:font-size-complex="14pt" style:font-style-complex="italic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DejaVu Sans" fo:font-size="14pt" fo:font-style="italic" officeooo:rsid="0010f9b8" officeooo:paragraph-rsid="001287b3" style:font-size-asian="14pt" style:font-style-asian="italic" style:font-size-complex="14pt" style:font-style-complex="italic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DejaVu Sans" fo:font-size="14pt" fo:font-style="italic" officeooo:rsid="001b85db" officeooo:paragraph-rsid="001b85db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DejaVu Sans" fo:font-size="14pt" fo:font-style="italic" style:text-underline-style="none" fo:font-weight="normal" officeooo:rsid="0013ece4" officeooo:paragraph-rsid="0013ece4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c93e9"/>
    </style:style>
    <style:style style:name="T2" style:family="text">
      <style:text-properties officeooo:rsid="000df54d"/>
    </style:style>
    <style:style style:name="T3" style:family="text">
      <style:text-properties officeooo:rsid="000e070c"/>
    </style:style>
    <style:style style:name="T4" style:family="text">
      <style:text-properties officeooo:rsid="000e0749"/>
    </style:style>
    <style:style style:name="T5" style:family="text">
      <style:text-properties officeooo:rsid="000feb8b"/>
    </style:style>
    <style:style style:name="T6" style:family="text">
      <style:text-properties officeooo:rsid="0010f9b8"/>
    </style:style>
    <style:style style:name="T7" style:family="text">
      <style:text-properties officeooo:rsid="0012745c"/>
    </style:style>
    <style:style style:name="T8" style:family="text">
      <style:text-properties officeooo:rsid="0012ab2e"/>
    </style:style>
    <style:style style:name="T9" style:family="text">
      <style:text-properties officeooo:rsid="0013ece4"/>
    </style:style>
    <style:style style:name="T10" style:family="text">
      <style:text-properties officeooo:rsid="00156be1"/>
    </style:style>
    <style:style style:name="T11" style:family="text">
      <style:text-properties officeooo:rsid="00161ad2"/>
    </style:style>
    <style:style style:name="T12" style:family="text">
      <style:text-properties officeooo:rsid="0017fdb4"/>
    </style:style>
    <style:style style:name="T13" style:family="text">
      <style:text-properties officeooo:rsid="001970bf"/>
    </style:style>
    <style:style style:name="T14" style:family="text">
      <style:text-properties officeooo:rsid="001b85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otes <text:span text:style-name="T10">on Z80 Macro Generation</text:span></text:p>
      <text:p text:style-name="P1"/>
      <text:p text:style-name="P3">Z80 code is generated using a semi automatic system. It produces <text:span text:style-name="T1">several </text:span>files. </text:p>
      <text:p text:style-name="P3"/>
      <text:p text:style-name="P3"><text:span text:style-name="T3">I am deliberately not taking advantage of the IX/IY substitution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opcodes.h </text:p>
          </table:table-cell>
          <table:table-cell table:style-name="Table1.B1" office:value-type="string">
            <text:p text:style-name="P4">Opcodes for base statements</text:p>
          </table:table-cell>
        </table:table-row>
        <table:table-row>
          <table:table-cell table:style-name="Table1.A2" office:value-type="string">
            <text:p text:style-name="P5"><text:span text:style-name="T2">o</text:span>pcode<text:span text:style-name="T2">sdd.h </text:span></text:p>
          </table:table-cell>
          <table:table-cell table:style-name="Table1.B2" office:value-type="string">
            <text:p text:style-name="P6">Opcodes for DD/FD statements </text:p>
          </table:table-cell>
        </table:table-row>
        <table:table-row>
          <table:table-cell table:style-name="Table1.A2" office:value-type="string">
            <text:p text:style-name="P8">opcodesed.h</text:p>
          </table:table-cell>
          <table:table-cell table:style-name="Table1.B2" office:value-type="string">
            <text:p text:style-name="P7">Opcodes for ED statements</text:p>
          </table:table-cell>
        </table:table-row>
        <table:table-row>
          <table:table-cell table:style-name="Table1.A2" office:value-type="string">
            <text:p text:style-name="P8">opcodescb.h</text:p>
          </table:table-cell>
          <table:table-cell table:style-name="Table1.B2" office:value-type="string">
            <text:p text:style-name="P7">Opcodes for CB statements</text:p>
          </table:table-cell>
        </table:table-row>
        <table:table-row>
          <table:table-cell table:style-name="Table1.A2" office:value-type="string">
            <text:p text:style-name="P8">opcodesddcb.h</text:p>
          </table:table-cell>
          <table:table-cell table:style-name="Table1.B2" office:value-type="string">
            <text:p text:style-name="P7">Opcodes for DDCB and FDCB statements <text:span text:style-name="T2">(a pointer to IX/IY is set)</text:span></text:p>
          </table:table-cell>
        </table:table-row>
        <table:table-row>
          <table:table-cell table:style-name="Table1.A2" office:value-type="string">
            <text:p text:style-name="P8">opmacros.h</text:p>
          </table:table-cell>
          <table:table-cell table:style-name="Table1.B2" office:value-type="string">
            <text:p text:style-name="P7">All #define lines</text:p>
          </table:table-cell>
        </table:table-row>
        <table:table-row>
          <table:table-cell table:style-name="Table1.A2" office:value-type="string">
            <text:p text:style-name="P8">opsource.h</text:p>
          </table:table-cell>
          <table:table-cell table:style-name="Table1.B2" office:value-type="string">
            <text:p text:style-name="P7">All other lines.</text:p>
          </table:table-cell>
        </table:table-row>
      </table:table>
      <text:p text:style-name="P2"/>
      <text:p text:style-name="P7">These are generated from macro files. There are two types of these - .inc files which are generic definitions, and .cpu which handle specific groups or subgroups. .<text:span text:style-name="T11">inc files can be in a common subdirectory include or in the current directory.</text:span></text:p>
      <text:p text:style-name="P7"/>
      <text:p text:style-name="P7">A Python script takes each .cpu file <text:span text:style-name="T5">in turn</text:span> and builds a set of case statements for one of the five source files, <text:span text:style-name="T4">and collates date for opmacros.h and opsource.h </text:span><text:span text:style-name="T5">and then outputs all seven source files.</text:span></text:p>
      <text:p text:style-name="P7"/>
      <text:p text:style-name="P9">The definition files (.inc and .cpu) have the same format.</text:p>
      <text:p text:style-name="P9"/>
      <text:list xml:id="list1947222056" text:style-name="L1">
        <text:list-item>
          <text:p text:style-name="P10">A line beginning with # is a comment and is removed</text:p>
        </text:list-item>
        <text:list-item>
          <text:p text:style-name="P10">A line beginning with : is a macro or source line and is transferred to either the opmacros.h (if it begins with #define) or opsource.h.</text:p>
        </text:list-item>
        <text:list-item>
          <text:p text:style-name="P10">A line beginning with @ defines a group</text:p>
        </text:list-item>
        <text:list-item>
          <text:p text:style-name="P10">All other lines define code.</text:p>
        </text:list-item>
      </text:list>
      <text:p text:style-name="P9"/>
      <text:p text:style-name="P11">Case is irrelevant <text:span text:style-name="T7">(except in the code generated). </text:span><text:span text:style-name="T13">By convention registers are capitalised, mnemonics and group definitions are lower case.</text:span></text:p>
      <text:p text:style-name="P18"/>
      <text:p text:style-name="P25">Group definitions</text:p>
      <text:p text:style-name="P17"/>
      <text:p text:style-name="P9">Group definitions specify multiple substitutions – for example they may represent B,C,D,E,H,L,(HL) or A say. Each optionally has a substitution which overrides the default substitution which is the value itself, and a bit shift. So if you are looking for a source read on on L <text:span text:style-name="T6">it may look like the following :-</text:span></text:p>
      <text:p text:style-name="P9"/>
      <text:p text:style-name="P27">@SRC { B,C,D,E,H,L,(HL):READ<text:span text:style-name="T12">8</text:span>(HL()),A } : 0</text:p>
      <text:p text:style-name="P19"/>
      <text:p text:style-name="P11">This means that if you have the following as a code line.</text:p>
      <text:p text:style-name="P11"/>
      <text:p text:style-name="P28">40 <text:span text:style-name="T9">4<text:tab/></text:span>LD A,@SRC <text:tab/> <text:tab/></text:p>
      <text:p text:style-name="P28"><text:tab/>A = @SRC</text:p>
      <text:p text:style-name="P20"/>
      <text:p text:style-name="P11">It will generate the following opcode, mnemonic and code commands (all of which are currently 4 cycles ; it’s approximate, <text:span text:style-name="T8">I might make R/W bump cycles or scan for it</text:span>)</text:p>
      <text:p text:style-name="P11"/>
      <text:p text:style-name="P27">40 <text:tab/><text:tab/>LDA A,B <text:s/><text:tab/><text:tab/>A = B ; CYCLES(4);break</text:p>
      <text:p text:style-name="P27">41 <text:tab/><text:tab/>LDA A,C <text:s/><text:tab/><text:tab/>A = C ; CYCLES(4);break</text:p>
      <text:p text:style-name="P27">..</text:p>
      <text:p text:style-name="P27">46 <text:tab/><text:tab/>LD A,(HL) <text:tab/>A = READ(HL()) ; CYCLES(4);break</text:p>
      <text:p text:style-name="P27">47 <text:tab/><text:tab/>LD A,A <text:tab/><text:tab/>A = A ; CYCLES(4);break</text:p>
      <text:p text:style-name="P21"/>
      <text:p text:style-name="P11">If the shift was (say) 3 they would go in 40,48,50,58 etc.</text:p>
      <text:p text:style-name="P11"/>
      <text:p text:style-name="P11">Multiple definitions can go in the same opcode and they will generate all combinations. </text:p>
      <text:p text:style-name="P11"/>
      <text:p text:style-name="P13">Because of R/W you cannot use Right Hand side values. Normally the save value will go into MB<text:span text:style-name="T14">R</text:span> and the subsitution will write this. <text:span text:style-name="T14">e.g.</text:span></text:p>
      <text:p text:style-name="P13"/>
      <text:p text:style-name="P29">@DEST { B:B=MBR ; …. ; (HL):WRITE8(HL(),MBR) ; A=MBR }</text:p>
      <text:p text:style-name="P14"/>
      <text:p text:style-name="P11"/>
      <text:p text:style-name="P16"/>
      <text:p text:style-name="P26">Word Definitions</text:p>
      <text:p text:style-name="P12"/>
      <text:p text:style-name="P22">Word definitions begin with a non tabbed line, and all the following tabbed lines belong to it, <text:span text:style-name="T9">so its a pythonic syntax</text:span></text:p>
      <text:p text:style-name="P22"/>
      <text:p text:style-name="P30">&lt;base opcode&gt; &lt;cycle count&gt; &lt;mnemonic&gt;</text:p>
      <text:p text:style-name="P30"><text:tab/>&lt;code line 1&gt;</text:p>
      <text:p text:style-name="P30"><text:tab/>&lt;code line 2&gt;</text:p>
      <text:p text:style-name="P23"/>
      <text:p text:style-name="P23">base opcodes can be 00-FF DD00-DDFF ED00-EDFF CB00-CBFF and DDCB00-DDCBFF. Code normally uses correct register names, except the alternate set use Alt_B for B. When accessing code for IX IY there is a variable *ip which points to either IX or IY accordingly.</text:p>
      <text:p text:style-name="P23"/>
      <text:p text:style-name="P24">Some opcodes have an operand between the instructions, all (I think) IX displacements. DDCB &lt;disp&gt; &lt;opcode&gt; In this case, the sign extended displacement is in iDisp and it done in the original dispatcher (e.g. there is a dispatcher in opcodedd.h for CB, which fetches i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8:33:41.254631570</meta:creation-date>
    <meta:generator>LibreOffice/6.4.5.2$Linux_X86_64 LibreOffice_project/40$Build-2</meta:generator>
    <dc:date>2020-07-14T19:05:19.316247693</dc:date>
    <meta:editing-duration>PT31M30S</meta:editing-duration>
    <meta:editing-cycles>20</meta:editing-cycles>
    <meta:document-statistic meta:table-count="1" meta:image-count="0" meta:object-count="0" meta:page-count="3" meta:paragraph-count="48" meta:word-count="556" meta:character-count="3211" meta:non-whitespace-character-count="2677"/>
  </office:meta>
</office:document-meta>
</file>